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IN"/>
    </style:style>
    <style:style style:name="T2" style:parent-style-name="DefaultParagraphFont" style:family="text">
      <style:text-properties fo:language="en" fo:country="IN"/>
    </style:style>
    <style:style style:name="T3" style:parent-style-name="Hyperlink" style:family="text">
      <style:text-properties fo:language="en" fo:country="IN"/>
    </style:style>
  </office:automatic-styles>
  <office:body>
    <office:text text:use-soft-page-breaks="true">
      <text:p text:style-name="P1">Link <text:s/>:-<text:s/></text:p>
      <text:p text:style-name="Normal"><text:span text:style-name="T2"><text:s/></text:span><text:a xlink:href="https://app.powerbi.com/view?r=eyJrIjoiYzZiNDIzMWEtMWE2MS00OTFmLWJlN2YtOTA2Yjk5NTY4ZWNmIiwidCI6IjE5YTQ1ZDQ2LTIwNDItNDg0ZS05OGYyLTJkMjQzODdmNmUyNSJ9" office:target-frame-name="_top" xlink:show="replace"><text:span text:style-name="T3">https://app.powerbi.com/view?r=eyJrIjoiYzZiNDIzMWEtMWE2MS00OTFmLWJlN2YtOTA2Yjk5NTY4ZWNmIiwidCI6IjE5YTQ1ZDQ2LTIwNDItNDg0ZS05OGYyLTJkMjQzODdmNmUyNSJ9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5-12-08T20:09:00Z</meta:creation-date>
    <dc:date>2025-12-08T20:09:00Z</dc:date>
    <meta:template xlink:href="Normal.dotm" xlink:type="simple"/>
    <meta:editing-cycles>2</meta:editing-cycles>
    <meta:editing-duration>PT60S</meta:editing-duration>
    <meta:document-statistic meta:page-count="1" meta:paragraph-count="1" meta:word-count="48" meta:character-count="323" meta:row-count="2" meta:non-whitespace-character-count="276"/>
  </office:meta>
</office:document-meta>
</file>